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null-year="1915"/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Roll Type</text:p>
          </table:table-cell>
          <table:table-cell office:value-type="string">
            <text:p>3d6</text:p>
          </table:table-cell>
          <table:table-cell office:value-type="string">
            <text:p>4d6 – low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>
            <draw:frame table:end-cell-address="Sheet1.L24" table:end-x="0.1429in" table:end-y="0.1256in" draw:z-index="0" draw:style-name="gr1" draw:text-style-name="P1" svg:width="6.3in" svg:height="3.535in" svg:x="0.0661in" svg:y="0.1469in">
              <draw:object draw:notify-on-update-of-ranges="Sheet1.B2:Sheet1.B19 Sheet1.C2:Sheet1.C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Roll Type</text:p>
          </table:table-cell>
          <table:table-cell office:value-type="string">
            <text:p>3d6</text:p>
          </table:table-cell>
          <table:table-cell office:value-type="string">
            <text:p>4d6-low </text:p>
          </table:table-cell>
          <table:table-cell office:value-type="string">
            <text:p>3d6 num</text:p>
          </table:table-cell>
          <table:table-cell office:value-type="string">
            <text:p>4d6-low nu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4565">
            <text:p>0.004565</text:p>
          </table:table-cell>
          <table:table-cell office:value-type="float" office:value="0.000793">
            <text:p>0.000793</text:p>
          </table:table-cell>
          <table:table-cell table:formula="of:=[.B2]*1000000" office:value-type="float" office:value="4565">
            <text:p>4565</text:p>
          </table:table-cell>
          <table:table-cell table:formula="of:=[.C2]*1000000" office:value-type="float" office:value="793">
            <text:p>7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13863">
            <text:p>0.013863</text:p>
          </table:table-cell>
          <table:table-cell office:value-type="float" office:value="0.003131">
            <text:p>0.003131</text:p>
          </table:table-cell>
          <table:table-cell table:formula="of:=[.B3]*1000000" office:value-type="float" office:value="13863">
            <text:p>13863</text:p>
          </table:table-cell>
          <table:table-cell table:formula="of:=[.C3]*1000000" office:value-type="float" office:value="3131">
            <text:p>31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7678">
            <text:p>0.027678</text:p>
          </table:table-cell>
          <table:table-cell office:value-type="float" office:value="0.007618">
            <text:p>0.007618</text:p>
          </table:table-cell>
          <table:table-cell table:formula="of:=[.B4]*1000000" office:value-type="float" office:value="27678">
            <text:p>27678</text:p>
          </table:table-cell>
          <table:table-cell table:formula="of:=[.C4]*1000000" office:value-type="float" office:value="7618">
            <text:p>76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6415">
            <text:p>0.046415</text:p>
          </table:table-cell>
          <table:table-cell office:value-type="float" office:value="0.016367">
            <text:p>0.016367</text:p>
          </table:table-cell>
          <table:table-cell table:formula="of:=[.B5]*1000000" office:value-type="float" office:value="46415">
            <text:p>46415</text:p>
          </table:table-cell>
          <table:table-cell table:formula="of:=[.C5]*1000000" office:value-type="float" office:value="16367">
            <text:p>163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9753">
            <text:p>0.069753</text:p>
          </table:table-cell>
          <table:table-cell office:value-type="float" office:value="0.029555">
            <text:p>0.029555</text:p>
          </table:table-cell>
          <table:table-cell table:formula="of:=[.B6]*1000000" office:value-type="float" office:value="69753">
            <text:p>69753</text:p>
          </table:table-cell>
          <table:table-cell table:formula="of:=[.C6]*1000000" office:value-type="float" office:value="29555">
            <text:p>295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96693">
            <text:p>0.096693</text:p>
          </table:table-cell>
          <table:table-cell office:value-type="float" office:value="0.047893">
            <text:p>0.047893</text:p>
          </table:table-cell>
          <table:table-cell table:formula="of:=[.B7]*1000000" office:value-type="float" office:value="96693">
            <text:p>96693</text:p>
          </table:table-cell>
          <table:table-cell table:formula="of:=[.C7]*1000000" office:value-type="float" office:value="47893">
            <text:p>4789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15795">
            <text:p>0.115795</text:p>
          </table:table-cell>
          <table:table-cell office:value-type="float" office:value="0.070444">
            <text:p>0.070444</text:p>
          </table:table-cell>
          <table:table-cell table:formula="of:=[.B8]*1000000" office:value-type="float" office:value="115795">
            <text:p>115795</text:p>
          </table:table-cell>
          <table:table-cell table:formula="of:=[.C8]*1000000" office:value-type="float" office:value="70444">
            <text:p>704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25698">
            <text:p>0.125698</text:p>
          </table:table-cell>
          <table:table-cell office:value-type="float" office:value="0.093693">
            <text:p>0.093693</text:p>
          </table:table-cell>
          <table:table-cell table:formula="of:=[.B9]*1000000" office:value-type="float" office:value="125698">
            <text:p>125698</text:p>
          </table:table-cell>
          <table:table-cell table:formula="of:=[.C9]*1000000" office:value-type="float" office:value="93693">
            <text:p>9369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25056">
            <text:p>0.125056</text:p>
          </table:table-cell>
          <table:table-cell office:value-type="float" office:value="0.114529">
            <text:p>0.114529</text:p>
          </table:table-cell>
          <table:table-cell table:formula="of:=[.B10]*1000000" office:value-type="float" office:value="125056">
            <text:p>125056</text:p>
          </table:table-cell>
          <table:table-cell table:formula="of:=[.C10]*1000000" office:value-type="float" office:value="114529">
            <text:p>11452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15535">
            <text:p>0.115535</text:p>
          </table:table-cell>
          <table:table-cell office:value-type="float" office:value="0.128942">
            <text:p>0.128942</text:p>
          </table:table-cell>
          <table:table-cell table:formula="of:=[.B11]*1000000" office:value-type="float" office:value="115535">
            <text:p>115535</text:p>
          </table:table-cell>
          <table:table-cell table:formula="of:=[.C11]*1000000" office:value-type="float" office:value="128942">
            <text:p>1289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97124">
            <text:p>0.097124</text:p>
          </table:table-cell>
          <table:table-cell office:value-type="float" office:value="0.132418">
            <text:p>0.132418</text:p>
          </table:table-cell>
          <table:table-cell table:formula="of:=[.B12]*1000000" office:value-type="float" office:value="97124">
            <text:p>97124</text:p>
          </table:table-cell>
          <table:table-cell table:formula="of:=[.C12]*1000000" office:value-type="float" office:value="132418">
            <text:p>1324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69489">
            <text:p>0.069489</text:p>
          </table:table-cell>
          <table:table-cell office:value-type="float" office:value="0.123347">
            <text:p>0.123347</text:p>
          </table:table-cell>
          <table:table-cell table:formula="of:=[.B13]*1000000" office:value-type="float" office:value="69489">
            <text:p>69489</text:p>
          </table:table-cell>
          <table:table-cell table:formula="of:=[.C13]*1000000" office:value-type="float" office:value="123347">
            <text:p>1233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45982">
            <text:p>0.045982</text:p>
          </table:table-cell>
          <table:table-cell office:value-type="float" office:value="0.101244">
            <text:p>0.101244</text:p>
          </table:table-cell>
          <table:table-cell table:formula="of:=[.B14]*1000000" office:value-type="float" office:value="45982">
            <text:p>45982</text:p>
            <draw:frame table:end-cell-address="Sheet2.K34" table:end-x="0.7358in" table:end-y="0.0732in" draw:z-index="0" draw:style-name="gr1" draw:text-style-name="P1" svg:width="6.3in" svg:height="3.5453in" svg:x="0.6591in" svg:y="0.0839in">
              <draw:object draw:notify-on-update-of-ranges="Sheet2.A2:Sheet2.A17 Sheet2.B1:Sheet2.B1 Sheet2.B2:Sheet2.B17 Sheet2.C1:Sheet2.C1 Sheet2.C2:Sheet2.C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formula="of:=[.C14]*1000000" office:value-type="float" office:value="101244">
            <text:p>10124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27788">
            <text:p>0.027788</text:p>
          </table:table-cell>
          <table:table-cell office:value-type="float" office:value="0.072258">
            <text:p>0.072258</text:p>
          </table:table-cell>
          <table:table-cell table:formula="of:=[.B15]*1000000" office:value-type="float" office:value="27788">
            <text:p>27788</text:p>
          </table:table-cell>
          <table:table-cell table:formula="of:=[.C15]*1000000" office:value-type="float" office:value="72258">
            <text:p>7225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3914">
            <text:p>0.013914</text:p>
          </table:table-cell>
          <table:table-cell office:value-type="float" office:value="0.041409">
            <text:p>0.041409</text:p>
          </table:table-cell>
          <table:table-cell table:formula="of:=[.B16]*1000000" office:value-type="float" office:value="13914">
            <text:p>13914</text:p>
          </table:table-cell>
          <table:table-cell table:formula="of:=[.C16]*1000000" office:value-type="float" office:value="41409">
            <text:p>4140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4652">
            <text:p>0.004652</text:p>
          </table:table-cell>
          <table:table-cell office:value-type="float" office:value="0.016359">
            <text:p>0.016359</text:p>
          </table:table-cell>
          <table:table-cell table:formula="of:=[.B17]*1000000" office:value-type="float" office:value="4652">
            <text:p>4652</text:p>
          </table:table-cell>
          <table:table-cell table:formula="of:=[.C17]*1000000" office:value-type="float" office:value="16359">
            <text:p>16359</text:p>
          </table:table-cell>
        </table:table-row>
        <table:table-row table:style-name="ro1">
          <table:table-cell office:value-type="string">
            <text:p>Mean</text:p>
          </table:table-cell>
          <table:table-cell table:formula="of:=AVERAGE([.B3];[.B17])" office:value-type="float" office:value="0.0092575">
            <text:p>0.0092575</text:p>
          </table:table-cell>
          <table:table-cell table:formula="of:=AVERAGE([.C3];[.C17])" office:value-type="float" office:value="0.009745">
            <text:p>0.009745</text:p>
          </table:table-cell>
          <table:table-cell table:formula="of:=AVERAGE([.D3];[.D17])" office:value-type="float" office:value="9257.5">
            <text:p>9257.5</text:p>
          </table:table-cell>
          <table:table-cell table:formula="of:=AVERAGE([.E3];[.E17])" office:value-type="float" office:value="9745">
            <text:p>9745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tandard Dev</text:p>
          </table:table-cell>
          <table:table-cell table:number-columns-repeated="4"/>
        </table:table-row>
      </table:table>
      <table:table table:name="Sheet2_2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Roll Type</text:p>
          </table:table-cell>
          <table:table-cell office:value-type="string">
            <text:p>3d6</text:p>
          </table:table-cell>
          <table:table-cell office:value-type="string">
            <text:p>4d6-low</text:p>
          </table:table-cell>
          <table:table-cell office:value-type="string">
            <text:p>5d6-2low</text:p>
          </table:table-cell>
          <table:table-cell office:value-type="string">
            <text:p>6d6-3low </text:p>
          </table:table-cell>
          <table:table-cell>
            <draw:frame table:end-cell-address="Sheet2_2.M20" table:end-x="0.1209in" table:end-y="0.1677in" draw:z-index="0" draw:style-name="gr1" draw:text-style-name="P1" svg:width="6.289in" svg:height="3.5457in" svg:x="0.0551in" svg:y="0in">
              <draw:object draw:notify-on-update-of-ranges="Sheet2_2.A2:Sheet2_2.A17 Sheet2_2.B1:Sheet2_2.B1 Sheet2_2.B2:Sheet2_2.B17 Sheet2_2.C1:Sheet2_2.C1 Sheet2_2.C2:Sheet2_2.C17 Sheet2_2.D1:Sheet2_2.D1 Sheet2_2.D2:Sheet2_2.D17 Sheet2_2.E1:Sheet2_2.E1 Sheet2_2.E2:Sheet2_2.E1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4608">
            <text:p>0.004608</text:p>
          </table:table-cell>
          <table:table-cell office:value-type="float" office:value="0.000796">
            <text:p>0.000796</text:p>
          </table:table-cell>
          <table:table-cell office:value-type="float" office:value="0.000142">
            <text:p>0.000142</text:p>
          </table:table-cell>
          <table:table-cell office:value-type="string">
            <text:p>2.3e-0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13691">
            <text:p>0.013691</text:p>
          </table:table-cell>
          <table:table-cell office:value-type="float" office:value="0.003133">
            <text:p>0.003133</text:p>
          </table:table-cell>
          <table:table-cell office:value-type="float" office:value="0.00066">
            <text:p>0.00066</text:p>
          </table:table-cell>
          <table:table-cell office:value-type="float" office:value="0.00012">
            <text:p>0.0001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7544">
            <text:p>0.027544</text:p>
          </table:table-cell>
          <table:table-cell office:value-type="float" office:value="0.007648">
            <text:p>0.007648</text:p>
          </table:table-cell>
          <table:table-cell office:value-type="float" office:value="0.001949">
            <text:p>0.001949</text:p>
          </table:table-cell>
          <table:table-cell office:value-type="float" office:value="0.000462">
            <text:p>0.00046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6352">
            <text:p>0.046352</text:p>
          </table:table-cell>
          <table:table-cell office:value-type="float" office:value="0.016107">
            <text:p>0.016107</text:p>
          </table:table-cell>
          <table:table-cell office:value-type="float" office:value="0.005147">
            <text:p>0.005147</text:p>
          </table:table-cell>
          <table:table-cell office:value-type="float" office:value="0.001622">
            <text:p>0.00162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9435">
            <text:p>0.069435</text:p>
          </table:table-cell>
          <table:table-cell office:value-type="float" office:value="0.029406">
            <text:p>0.029406</text:p>
          </table:table-cell>
          <table:table-cell office:value-type="float" office:value="0.011644">
            <text:p>0.011644</text:p>
          </table:table-cell>
          <table:table-cell office:value-type="float" office:value="0.004441">
            <text:p>0.00444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9716">
            <text:p>0.09716</text:p>
          </table:table-cell>
          <table:table-cell office:value-type="float" office:value="0.048">
            <text:p>0.048</text:p>
          </table:table-cell>
          <table:table-cell office:value-type="float" office:value="0.021814">
            <text:p>0.021814</text:p>
          </table:table-cell>
          <table:table-cell office:value-type="float" office:value="0.009539">
            <text:p>0.00953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15454">
            <text:p>0.115454</text:p>
          </table:table-cell>
          <table:table-cell office:value-type="float" office:value="0.070578">
            <text:p>0.070578</text:p>
          </table:table-cell>
          <table:table-cell office:value-type="float" office:value="0.037933">
            <text:p>0.037933</text:p>
          </table:table-cell>
          <table:table-cell office:value-type="float" office:value="0.019699">
            <text:p>0.01969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24979">
            <text:p>0.124979</text:p>
          </table:table-cell>
          <table:table-cell office:value-type="float" office:value="0.0939">
            <text:p>0.0939</text:p>
          </table:table-cell>
          <table:table-cell office:value-type="float" office:value="0.060284">
            <text:p>0.060284</text:p>
          </table:table-cell>
          <table:table-cell office:value-type="float" office:value="0.035995">
            <text:p>0.03599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24892">
            <text:p>0.124892</text:p>
          </table:table-cell>
          <table:table-cell office:value-type="float" office:value="0.113764">
            <text:p>0.113764</text:p>
          </table:table-cell>
          <table:table-cell office:value-type="float" office:value="0.085557">
            <text:p>0.085557</text:p>
          </table:table-cell>
          <table:table-cell office:value-type="float" office:value="0.058206">
            <text:p>0.05820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16397">
            <text:p>0.116397</text:p>
          </table:table-cell>
          <table:table-cell office:value-type="float" office:value="0.129128">
            <text:p>0.129128</text:p>
          </table:table-cell>
          <table:table-cell office:value-type="float" office:value="0.11329">
            <text:p>0.11329</text:p>
          </table:table-cell>
          <table:table-cell office:value-type="float" office:value="0.088841">
            <text:p>0.08884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97452">
            <text:p>0.097452</text:p>
          </table:table-cell>
          <table:table-cell office:value-type="float" office:value="0.132612">
            <text:p>0.132612</text:p>
          </table:table-cell>
          <table:table-cell office:value-type="float" office:value="0.13614">
            <text:p>0.13614</text:p>
          </table:table-cell>
          <table:table-cell office:value-type="float" office:value="0.121172">
            <text:p>0.12117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6947">
            <text:p>0.06947</text:p>
          </table:table-cell>
          <table:table-cell office:value-type="float" office:value="0.123515">
            <text:p>0.123515</text:p>
          </table:table-cell>
          <table:table-cell office:value-type="float" office:value="0.1484">
            <text:p>0.1484</text:p>
          </table:table-cell>
          <table:table-cell office:value-type="float" office:value="0.151267">
            <text:p>0.15126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46278">
            <text:p>0.046278</text:p>
          </table:table-cell>
          <table:table-cell office:value-type="float" office:value="0.101143">
            <text:p>0.101143</text:p>
          </table:table-cell>
          <table:table-cell office:value-type="float" office:value="0.142903">
            <text:p>0.142903</text:p>
          </table:table-cell>
          <table:table-cell office:value-type="float" office:value="0.166174">
            <text:p>0.16617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2789">
            <text:p>0.02789</text:p>
          </table:table-cell>
          <table:table-cell office:value-type="float" office:value="0.072459">
            <text:p>0.072459</text:p>
          </table:table-cell>
          <table:table-cell office:value-type="float" office:value="0.119986">
            <text:p>0.119986</text:p>
          </table:table-cell>
          <table:table-cell office:value-type="float" office:value="0.161738">
            <text:p>0.16173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37">
            <text:p>0.0137</text:p>
          </table:table-cell>
          <table:table-cell office:value-type="float" office:value="0.041757">
            <text:p>0.041757</text:p>
          </table:table-cell>
          <table:table-cell office:value-type="float" office:value="0.078681">
            <text:p>0.078681</text:p>
          </table:table-cell>
          <table:table-cell office:value-type="float" office:value="0.118449">
            <text:p>0.11844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4698">
            <text:p>0.004698</text:p>
          </table:table-cell>
          <table:table-cell office:value-type="float" office:value="0.016054">
            <text:p>0.016054</text:p>
          </table:table-cell>
          <table:table-cell office:value-type="float" office:value="0.03547">
            <text:p>0.03547</text:p>
          </table:table-cell>
          <table:table-cell office:value-type="float" office:value="0.062252">
            <text:p>0.062252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Roll Type</text:p>
          </table:table-cell>
          <table:table-cell office:value-type="string">
            <text:p>3d6</text:p>
          </table:table-cell>
          <table:table-cell office:value-type="string">
            <text:p>5d6-low-high</text:p>
          </table:table-cell>
          <table:table-cell office:value-type="string">
            <text:p>7d6-2low-2high </text:p>
          </table:table-cell>
          <table:table-cell>
            <draw:frame table:end-cell-address="Sheet3.L21" table:end-x="0.2425in" table:end-y="0.0264in" draw:z-index="0" draw:style-name="gr1" draw:text-style-name="P1" svg:width="6.2988in" svg:height="3.5429in" svg:x="0.1669in" svg:y="0.0394in">
              <draw:object draw:notify-on-update-of-ranges="Sheet3.A1:Sheet3.A1 Sheet3.A2:Sheet3.A17 Sheet3.B1:Sheet3.B1 Sheet3.B2:Sheet3.B17 Sheet3.C1:Sheet3.C1 Sheet3.C2:Sheet3.C17 Sheet3.D1:Sheet3.D1 Sheet3.D2:Sheet3.D1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4642">
            <text:p>0.004642</text:p>
          </table:table-cell>
          <table:table-cell office:value-type="float" office:value="0.003452">
            <text:p>0.003452</text:p>
          </table:table-cell>
          <table:table-cell office:value-type="float" office:value="0.00197">
            <text:p>0.0019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13792">
            <text:p>0.013792</text:p>
          </table:table-cell>
          <table:table-cell office:value-type="float" office:value="0.01148">
            <text:p>0.01148</text:p>
          </table:table-cell>
          <table:table-cell office:value-type="float" office:value="0.007491">
            <text:p>0.00749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7612">
            <text:p>0.027612</text:p>
          </table:table-cell>
          <table:table-cell office:value-type="float" office:value="0.025787">
            <text:p>0.025787</text:p>
          </table:table-cell>
          <table:table-cell office:value-type="float" office:value="0.018703">
            <text:p>0.01870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6592">
            <text:p>0.046592</text:p>
          </table:table-cell>
          <table:table-cell office:value-type="float" office:value="0.046918">
            <text:p>0.046918</text:p>
          </table:table-cell>
          <table:table-cell office:value-type="float" office:value="0.042503">
            <text:p>0.0425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8867">
            <text:p>0.068867</text:p>
          </table:table-cell>
          <table:table-cell office:value-type="float" office:value="0.072338">
            <text:p>0.072338</text:p>
          </table:table-cell>
          <table:table-cell office:value-type="float" office:value="0.069424">
            <text:p>0.06942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97602">
            <text:p>0.097602</text:p>
          </table:table-cell>
          <table:table-cell office:value-type="float" office:value="0.096593">
            <text:p>0.096593</text:p>
          </table:table-cell>
          <table:table-cell office:value-type="float" office:value="0.097806">
            <text:p>0.09780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16008">
            <text:p>0.116008</text:p>
          </table:table-cell>
          <table:table-cell office:value-type="float" office:value="0.116045">
            <text:p>0.116045</text:p>
          </table:table-cell>
          <table:table-cell office:value-type="float" office:value="0.125119">
            <text:p>0.1251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24479">
            <text:p>0.124479</text:p>
          </table:table-cell>
          <table:table-cell office:value-type="float" office:value="0.127354">
            <text:p>0.127354</text:p>
          </table:table-cell>
          <table:table-cell office:value-type="float" office:value="0.137699">
            <text:p>0.13769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24954">
            <text:p>0.124954</text:p>
          </table:table-cell>
          <table:table-cell office:value-type="float" office:value="0.127099">
            <text:p>0.127099</text:p>
          </table:table-cell>
          <table:table-cell office:value-type="float" office:value="0.136384">
            <text:p>0.13638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15798">
            <text:p>0.115798</text:p>
          </table:table-cell>
          <table:table-cell office:value-type="float" office:value="0.116374">
            <text:p>0.116374</text:p>
          </table:table-cell>
          <table:table-cell office:value-type="float" office:value="0.124488">
            <text:p>0.12448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97592">
            <text:p>0.097592</text:p>
          </table:table-cell>
          <table:table-cell office:value-type="float" office:value="0.096631">
            <text:p>0.096631</text:p>
          </table:table-cell>
          <table:table-cell office:value-type="float" office:value="0.097869">
            <text:p>0.09786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69399">
            <text:p>0.069399</text:p>
          </table:table-cell>
          <table:table-cell office:value-type="float" office:value="0.072286">
            <text:p>0.072286</text:p>
          </table:table-cell>
          <table:table-cell office:value-type="float" office:value="0.069734">
            <text:p>0.06973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46017">
            <text:p>0.046017</text:p>
          </table:table-cell>
          <table:table-cell office:value-type="float" office:value="0.046897">
            <text:p>0.046897</text:p>
          </table:table-cell>
          <table:table-cell office:value-type="float" office:value="0.04243">
            <text:p>0.0424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27779">
            <text:p>0.027779</text:p>
          </table:table-cell>
          <table:table-cell office:value-type="float" office:value="0.025831">
            <text:p>0.025831</text:p>
          </table:table-cell>
          <table:table-cell office:value-type="float" office:value="0.018812">
            <text:p>0.01881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417">
            <text:p>0.01417</text:p>
          </table:table-cell>
          <table:table-cell office:value-type="float" office:value="0.011568">
            <text:p>0.011568</text:p>
          </table:table-cell>
          <table:table-cell office:value-type="float" office:value="0.007573">
            <text:p>0.00757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4697">
            <text:p>0.004697</text:p>
          </table:table-cell>
          <table:table-cell office:value-type="float" office:value="0.003347">
            <text:p>0.003347</text:p>
          </table:table-cell>
          <table:table-cell office:value-type="float" office:value="0.001995">
            <text:p>0.00199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6/18/2014</text:date>, <text:time>00:3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1T18:00:41.40</meta:creation-date>
    <meta:editing-duration>PT1H32M58S</meta:editing-duration>
    <meta:editing-cycles>6</meta:editing-cycles>
    <meta:generator>OpenOffice/4.0.0$Win32 OpenOffice.org_project/400m3$Build-9702</meta:generator>
    <meta:initial-creator>Ian Peters</meta:initial-creator>
    <dc:date>2014-06-18T00:35:41.26</dc:date>
    <dc:creator>Ian Peters</dc:creator>
    <meta:document-statistic meta:table-count="4" meta:cell-count="3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bar" chart:style-name="ch1">
        <chart:legend chart:legend-position="end" svg:x="13.74cm" svg:y="3.916cm" style:legend-expansion="high" chart:style-name="ch2"/>
        <chart:plot-area chart:style-name="ch3" table:cell-range-address="Sheet1.B2:Sheet1.C19" svg:x="0.77cm" svg:y="0.851cm" svg:width="12.33cm" svg:height="7.53cm">
          <chartooo:coordinate-region svg:x="1.391cm" svg:y="1.063cm" svg:width="11.709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9" chart:class="chart:bar">
            <chart:data-point chart:repeated="18"/>
          </chart:series>
          <chart:series chart:style-name="ch8" chart:values-cell-range-address="Sheet1.C2:Sheet1.C19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9</svg:desc>
                </draw:g>
              </table:table-cell>
              <table:table-cell office:value-type="float" office:value="9">
                <text:p>9</text:p>
                <draw:g>
                  <svg:desc>Sheet1.C2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title svg:x="0.139cm" svg:y="0.316cm" chart:style-name="ch2">
          <text:p>The Difference between Rolling a 3d6 and Rolling 4d6 and Eliminating the Lowest</text:p>
        </chart:title>
        <chart:legend chart:legend-position="end" svg:x="13.978cm" svg:y="3.929cm" style:legend-expansion="high" chart:style-name="ch3"/>
        <chart:plot-area chart:style-name="ch4" table:cell-range-address="Sheet2.A1:Sheet2.C17" chart:data-source-has-labels="both" svg:x="1.358cm" svg:y="1.635cm" svg:width="11.98cm" svg:height="6.183cm">
          <chartooo:coordinate-region svg:x="2.27cm" svg:y="1.848cm" svg:width="11.068cm" svg:height="5.297cm"/>
          <chart:axis chart:dimension="x" chart:name="primary-x" chart:style-name="ch5" chartooo:axis-type="auto">
            <chartooo:date-scale/>
            <chart:title svg:x="6.299cm" svg:y="7.999cm" chart:style-name="ch6">
              <text:p>Result Rolled</text:p>
            </chart:title>
            <chart:categories table:cell-range-address="Sheet2.A2:Sheet2.A17"/>
          </chart:axis>
          <chart:axis chart:dimension="y" chart:name="primary-y" chart:style-name="ch7">
            <chart:title svg:x="0.451cm" svg:y="6.265cm" chart:style-name="ch8">
              <text:p>Probability of Rolling</text:p>
            </chart:title>
            <chart:grid chart:style-name="ch9" chart:class="major"/>
          </chart:axis>
          <chart:series chart:style-name="ch10" chart:values-cell-range-address="Sheet2.B2:Sheet2.B17" chart:label-cell-address="Sheet2.B1:Sheet2.B1" chart:class="chart:bar">
            <chart:data-point chart:repeated="16"/>
          </chart:series>
          <chart:series chart:style-name="ch11" chart:values-cell-range-address="Sheet2.C2:Sheet2.C17" chart:label-cell-address="Sheet2.C1:Sheet2.C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d6</text:p>
                <draw:g>
                  <svg:desc>Sheet2.B1:Sheet2.B1</svg:desc>
                </draw:g>
              </table:table-cell>
              <table:table-cell office:value-type="string">
                <text:p>4d6-low 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2.A2:Sheet2.A17</svg:desc>
                </draw:g>
              </table:table-cell>
              <table:table-cell office:value-type="float" office:value="0.004565">
                <text:p>0.004565</text:p>
                <draw:g>
                  <svg:desc>Sheet2.B2:Sheet2.B17</svg:desc>
                </draw:g>
              </table:table-cell>
              <table:table-cell office:value-type="float" office:value="0.000793">
                <text:p>0.000793</text:p>
                <draw:g>
                  <svg:desc>Sheet2.C2:Sheet2.C1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3863">
                <text:p>0.013863</text:p>
              </table:table-cell>
              <table:table-cell office:value-type="float" office:value="0.003131">
                <text:p>0.0031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27678">
                <text:p>0.027678</text:p>
              </table:table-cell>
              <table:table-cell office:value-type="float" office:value="0.007618">
                <text:p>0.00761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6415">
                <text:p>0.046415</text:p>
              </table:table-cell>
              <table:table-cell office:value-type="float" office:value="0.016367">
                <text:p>0.0163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9753">
                <text:p>0.069753</text:p>
              </table:table-cell>
              <table:table-cell office:value-type="float" office:value="0.029555">
                <text:p>0.02955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6693">
                <text:p>0.096693</text:p>
              </table:table-cell>
              <table:table-cell office:value-type="float" office:value="0.047893">
                <text:p>0.04789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15795">
                <text:p>0.115795</text:p>
              </table:table-cell>
              <table:table-cell office:value-type="float" office:value="0.070444">
                <text:p>0.0704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5698">
                <text:p>0.125698</text:p>
              </table:table-cell>
              <table:table-cell office:value-type="float" office:value="0.093693">
                <text:p>0.09369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25056">
                <text:p>0.125056</text:p>
              </table:table-cell>
              <table:table-cell office:value-type="float" office:value="0.114529">
                <text:p>0.1145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15535">
                <text:p>0.115535</text:p>
              </table:table-cell>
              <table:table-cell office:value-type="float" office:value="0.128942">
                <text:p>0.1289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97124">
                <text:p>0.097124</text:p>
              </table:table-cell>
              <table:table-cell office:value-type="float" office:value="0.132418">
                <text:p>0.13241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69489">
                <text:p>0.069489</text:p>
              </table:table-cell>
              <table:table-cell office:value-type="float" office:value="0.123347">
                <text:p>0.12334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982">
                <text:p>0.045982</text:p>
              </table:table-cell>
              <table:table-cell office:value-type="float" office:value="0.101244">
                <text:p>0.10124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7788">
                <text:p>0.027788</text:p>
              </table:table-cell>
              <table:table-cell office:value-type="float" office:value="0.072258">
                <text:p>0.07225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13914">
                <text:p>0.013914</text:p>
              </table:table-cell>
              <table:table-cell office:value-type="float" office:value="0.041409">
                <text:p>0.04140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4652">
                <text:p>0.004652</text:p>
              </table:table-cell>
              <table:table-cell office:value-type="float" office:value="0.016359">
                <text:p>0.0163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title svg:x="0.059cm" svg:y="0.316cm" chart:style-name="ch2">
          <text:p>The Difference of Rolling Different Amounts of Dice and Taking the Three Highest</text:p>
        </chart:title>
        <chart:subtitle svg:x="7.044cm" svg:y="1.275cm" chart:style-name="ch3">
          <text:p>Ian Peters</text:p>
        </chart:subtitle>
        <chart:legend chart:legend-position="end" svg:x="13.176cm" svg:y="3.405cm" style:legend-expansion="high" chart:style-name="ch4"/>
        <chart:plot-area chart:style-name="ch5" table:cell-range-address="Sheet2_2.A2:Sheet2_2.E17 Sheet2_2.B1:Sheet2_2.E1" chart:data-source-has-labels="both" svg:x="1.357cm" svg:y="2.318cm" svg:width="11.181cm" svg:height="5.501cm">
          <chartooo:coordinate-region svg:x="2.269cm" svg:y="2.53cm" svg:width="10.082cm" svg:height="4.616cm"/>
          <chart:axis chart:dimension="x" chart:name="primary-x" chart:style-name="ch6" chartooo:axis-type="auto">
            <chartooo:date-scale/>
            <chart:title svg:x="5.898cm" svg:y="8cm" chart:style-name="ch7">
              <text:p>Result Rolled</text:p>
            </chart:title>
            <chart:categories table:cell-range-address="Sheet2_2.A2:Sheet2_2.A17"/>
          </chart:axis>
          <chart:axis chart:dimension="y" chart:name="primary-y" chart:style-name="ch6">
            <chart:title svg:x="0.451cm" svg:y="5.879cm" chart:style-name="ch8">
              <text:p>Probability</text:p>
            </chart:title>
            <chart:grid chart:style-name="ch9" chart:class="major"/>
          </chart:axis>
          <chart:series chart:style-name="ch10" chart:values-cell-range-address="Sheet2_2.B2:Sheet2_2.B17" chart:label-cell-address="Sheet2_2.B1:Sheet2_2.B1" chart:class="chart:line">
            <chart:data-point chart:repeated="16"/>
          </chart:series>
          <chart:series chart:style-name="ch11" chart:values-cell-range-address="Sheet2_2.C2:Sheet2_2.C17" chart:label-cell-address="Sheet2_2.C1:Sheet2_2.C1" chart:class="chart:line">
            <chart:data-point chart:repeated="16"/>
          </chart:series>
          <chart:series chart:style-name="ch12" chart:values-cell-range-address="Sheet2_2.D2:Sheet2_2.D17" chart:label-cell-address="Sheet2_2.D1:Sheet2_2.D1" chart:class="chart:line">
            <chart:data-point chart:repeated="16"/>
          </chart:series>
          <chart:series chart:style-name="ch13" chart:values-cell-range-address="Sheet2_2.E2:Sheet2_2.E17" chart:label-cell-address="Sheet2_2.E1:Sheet2_2.E1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d6</text:p>
                <draw:g>
                  <svg:desc>Sheet2_2.B1:Sheet2_2.B1</svg:desc>
                </draw:g>
              </table:table-cell>
              <table:table-cell office:value-type="string">
                <text:p>4d6-low</text:p>
                <draw:g>
                  <svg:desc>Sheet2_2.C1:Sheet2_2.C1</svg:desc>
                </draw:g>
              </table:table-cell>
              <table:table-cell office:value-type="string">
                <text:p>5d6-2low</text:p>
                <draw:g>
                  <svg:desc>Sheet2_2.D1:Sheet2_2.D1</svg:desc>
                </draw:g>
              </table:table-cell>
              <table:table-cell office:value-type="string">
                <text:p>6d6-3low </text:p>
                <draw:g>
                  <svg:desc>Sheet2_2.E1:Sheet2_2.E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2_2.A2:Sheet2_2.A17</svg:desc>
                </draw:g>
              </table:table-cell>
              <table:table-cell office:value-type="float" office:value="0.004608">
                <text:p>0.004608</text:p>
                <draw:g>
                  <svg:desc>Sheet2_2.B2:Sheet2_2.B17</svg:desc>
                </draw:g>
              </table:table-cell>
              <table:table-cell office:value-type="float" office:value="0.000796">
                <text:p>0.000796</text:p>
                <draw:g>
                  <svg:desc>Sheet2_2.C2:Sheet2_2.C17</svg:desc>
                </draw:g>
              </table:table-cell>
              <table:table-cell office:value-type="float" office:value="0.000142">
                <text:p>0.000142</text:p>
                <draw:g>
                  <svg:desc>Sheet2_2.D2:Sheet2_2.D17</svg:desc>
                </draw:g>
              </table:table-cell>
              <table:table-cell office:value-type="float" office:value="NaN">
                <text:p>NaN</text:p>
                <draw:g>
                  <svg:desc>Sheet2_2.E2:Sheet2_2.E1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3691">
                <text:p>0.013691</text:p>
              </table:table-cell>
              <table:table-cell office:value-type="float" office:value="0.003133">
                <text:p>0.003133</text:p>
              </table:table-cell>
              <table:table-cell office:value-type="float" office:value="0.00066">
                <text:p>0.00066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27544">
                <text:p>0.027544</text:p>
              </table:table-cell>
              <table:table-cell office:value-type="float" office:value="0.007648">
                <text:p>0.007648</text:p>
              </table:table-cell>
              <table:table-cell office:value-type="float" office:value="0.001949">
                <text:p>0.001949</text:p>
              </table:table-cell>
              <table:table-cell office:value-type="float" office:value="0.000462">
                <text:p>0.0004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6352">
                <text:p>0.046352</text:p>
              </table:table-cell>
              <table:table-cell office:value-type="float" office:value="0.016107">
                <text:p>0.016107</text:p>
              </table:table-cell>
              <table:table-cell office:value-type="float" office:value="0.005147">
                <text:p>0.005147</text:p>
              </table:table-cell>
              <table:table-cell office:value-type="float" office:value="0.001622">
                <text:p>0.0016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9435">
                <text:p>0.069435</text:p>
              </table:table-cell>
              <table:table-cell office:value-type="float" office:value="0.029406">
                <text:p>0.029406</text:p>
              </table:table-cell>
              <table:table-cell office:value-type="float" office:value="0.011644">
                <text:p>0.011644</text:p>
              </table:table-cell>
              <table:table-cell office:value-type="float" office:value="0.004441">
                <text:p>0.00444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716">
                <text:p>0.09716</text:p>
              </table:table-cell>
              <table:table-cell office:value-type="float" office:value="0.048">
                <text:p>0.048</text:p>
              </table:table-cell>
              <table:table-cell office:value-type="float" office:value="0.021814">
                <text:p>0.021814</text:p>
              </table:table-cell>
              <table:table-cell office:value-type="float" office:value="0.009539">
                <text:p>0.00953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15454">
                <text:p>0.115454</text:p>
              </table:table-cell>
              <table:table-cell office:value-type="float" office:value="0.070578">
                <text:p>0.070578</text:p>
              </table:table-cell>
              <table:table-cell office:value-type="float" office:value="0.037933">
                <text:p>0.037933</text:p>
              </table:table-cell>
              <table:table-cell office:value-type="float" office:value="0.019699">
                <text:p>0.0196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4979">
                <text:p>0.124979</text:p>
              </table:table-cell>
              <table:table-cell office:value-type="float" office:value="0.0939">
                <text:p>0.0939</text:p>
              </table:table-cell>
              <table:table-cell office:value-type="float" office:value="0.060284">
                <text:p>0.060284</text:p>
              </table:table-cell>
              <table:table-cell office:value-type="float" office:value="0.035995">
                <text:p>0.03599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24892">
                <text:p>0.124892</text:p>
              </table:table-cell>
              <table:table-cell office:value-type="float" office:value="0.113764">
                <text:p>0.113764</text:p>
              </table:table-cell>
              <table:table-cell office:value-type="float" office:value="0.085557">
                <text:p>0.085557</text:p>
              </table:table-cell>
              <table:table-cell office:value-type="float" office:value="0.058206">
                <text:p>0.05820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16397">
                <text:p>0.116397</text:p>
              </table:table-cell>
              <table:table-cell office:value-type="float" office:value="0.129128">
                <text:p>0.129128</text:p>
              </table:table-cell>
              <table:table-cell office:value-type="float" office:value="0.11329">
                <text:p>0.11329</text:p>
              </table:table-cell>
              <table:table-cell office:value-type="float" office:value="0.088841">
                <text:p>0.0888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97452">
                <text:p>0.097452</text:p>
              </table:table-cell>
              <table:table-cell office:value-type="float" office:value="0.132612">
                <text:p>0.132612</text:p>
              </table:table-cell>
              <table:table-cell office:value-type="float" office:value="0.13614">
                <text:p>0.13614</text:p>
              </table:table-cell>
              <table:table-cell office:value-type="float" office:value="0.121172">
                <text:p>0.12117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6947">
                <text:p>0.06947</text:p>
              </table:table-cell>
              <table:table-cell office:value-type="float" office:value="0.123515">
                <text:p>0.123515</text:p>
              </table:table-cell>
              <table:table-cell office:value-type="float" office:value="0.1484">
                <text:p>0.1484</text:p>
              </table:table-cell>
              <table:table-cell office:value-type="float" office:value="0.151267">
                <text:p>0.1512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6278">
                <text:p>0.046278</text:p>
              </table:table-cell>
              <table:table-cell office:value-type="float" office:value="0.101143">
                <text:p>0.101143</text:p>
              </table:table-cell>
              <table:table-cell office:value-type="float" office:value="0.142903">
                <text:p>0.142903</text:p>
              </table:table-cell>
              <table:table-cell office:value-type="float" office:value="0.166174">
                <text:p>0.16617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789">
                <text:p>0.02789</text:p>
              </table:table-cell>
              <table:table-cell office:value-type="float" office:value="0.072459">
                <text:p>0.072459</text:p>
              </table:table-cell>
              <table:table-cell office:value-type="float" office:value="0.119986">
                <text:p>0.119986</text:p>
              </table:table-cell>
              <table:table-cell office:value-type="float" office:value="0.161738">
                <text:p>0.1617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137">
                <text:p>0.0137</text:p>
              </table:table-cell>
              <table:table-cell office:value-type="float" office:value="0.041757">
                <text:p>0.041757</text:p>
              </table:table-cell>
              <table:table-cell office:value-type="float" office:value="0.078681">
                <text:p>0.078681</text:p>
              </table:table-cell>
              <table:table-cell office:value-type="float" office:value="0.118449">
                <text:p>0.11844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4698">
                <text:p>0.004698</text:p>
              </table:table-cell>
              <table:table-cell office:value-type="float" office:value="0.016054">
                <text:p>0.016054</text:p>
              </table:table-cell>
              <table:table-cell office:value-type="float" office:value="0.03547">
                <text:p>0.03547</text:p>
              </table:table-cell>
              <table:table-cell office:value-type="float" office:value="0.062252">
                <text:p>0.0622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37cm" svg:y="0.316cm" chart:style-name="ch2">
          <text:p>The Differences Between Taking Out Lowest and Highest Rolls</text:p>
        </chart:title>
        <chart:subtitle svg:x="7.057cm" svg:y="1.275cm" chart:style-name="ch3">
          <text:p>Ian Peters</text:p>
        </chart:subtitle>
        <chart:legend chart:legend-position="end" svg:x="12.275cm" svg:y="3.664cm" style:legend-expansion="high" chart:style-name="ch4"/>
        <chart:plot-area chart:style-name="ch5" table:cell-range-address="Sheet3.A1:Sheet3.D17" chart:data-source-has-labels="both" svg:x="1.358cm" svg:y="2.318cm" svg:width="10.277cm" svg:height="5.494cm">
          <chartooo:coordinate-region svg:x="2.27cm" svg:y="2.531cm" svg:width="9.179cm" svg:height="4.608cm"/>
          <chart:axis chart:dimension="x" chart:name="primary-x" chart:style-name="ch6" chartooo:axis-type="auto">
            <chartooo:date-scale/>
            <chart:title svg:x="5.447cm" svg:y="7.993cm" chart:style-name="ch7">
              <text:p>Result Rolled</text:p>
            </chart:title>
            <chart:categories table:cell-range-address="Sheet3.A2:Sheet3.A17"/>
          </chart:axis>
          <chart:axis chart:dimension="y" chart:name="primary-y" chart:style-name="ch6">
            <chart:title svg:x="0.451cm" svg:y="5.876cm" chart:style-name="ch8">
              <text:p>Probability</text:p>
            </chart:title>
            <chart:grid chart:style-name="ch9" chart:class="major"/>
          </chart:axis>
          <chart:series chart:style-name="ch10" chart:values-cell-range-address="Sheet3.B2:Sheet3.B17" chart:label-cell-address="Sheet3.B1:Sheet3.B1" chart:class="chart:line">
            <chart:data-point chart:repeated="16"/>
          </chart:series>
          <chart:series chart:style-name="ch11" chart:values-cell-range-address="Sheet3.C2:Sheet3.C17" chart:label-cell-address="Sheet3.C1:Sheet3.C1" chart:class="chart:line">
            <chart:data-point chart:repeated="16"/>
          </chart:series>
          <chart:series chart:style-name="ch12" chart:values-cell-range-address="Sheet3.D2:Sheet3.D17" chart:label-cell-address="Sheet3.D1:Sheet3.D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d6</text:p>
                <draw:g>
                  <svg:desc>Sheet3.B1:Sheet3.B1</svg:desc>
                </draw:g>
              </table:table-cell>
              <table:table-cell office:value-type="string">
                <text:p>5d6-low-high</text:p>
                <draw:g>
                  <svg:desc>Sheet3.C1:Sheet3.C1</svg:desc>
                </draw:g>
              </table:table-cell>
              <table:table-cell office:value-type="string">
                <text:p>7d6-2low-2high 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3.A2:Sheet3.A17</svg:desc>
                </draw:g>
              </table:table-cell>
              <table:table-cell office:value-type="float" office:value="0.004642">
                <text:p>0.004642</text:p>
                <draw:g>
                  <svg:desc>Sheet3.B2:Sheet3.B17</svg:desc>
                </draw:g>
              </table:table-cell>
              <table:table-cell office:value-type="float" office:value="0.003452">
                <text:p>0.003452</text:p>
                <draw:g>
                  <svg:desc>Sheet3.C2:Sheet3.C17</svg:desc>
                </draw:g>
              </table:table-cell>
              <table:table-cell office:value-type="float" office:value="0.00197">
                <text:p>0.00197</text:p>
                <draw:g>
                  <svg:desc>Sheet3.D2:Sheet3.D1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3792">
                <text:p>0.013792</text:p>
              </table:table-cell>
              <table:table-cell office:value-type="float" office:value="0.01148">
                <text:p>0.01148</text:p>
              </table:table-cell>
              <table:table-cell office:value-type="float" office:value="0.007491">
                <text:p>0.00749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27612">
                <text:p>0.027612</text:p>
              </table:table-cell>
              <table:table-cell office:value-type="float" office:value="0.025787">
                <text:p>0.025787</text:p>
              </table:table-cell>
              <table:table-cell office:value-type="float" office:value="0.018703">
                <text:p>0.01870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6592">
                <text:p>0.046592</text:p>
              </table:table-cell>
              <table:table-cell office:value-type="float" office:value="0.046918">
                <text:p>0.046918</text:p>
              </table:table-cell>
              <table:table-cell office:value-type="float" office:value="0.042503">
                <text:p>0.0425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8867">
                <text:p>0.068867</text:p>
              </table:table-cell>
              <table:table-cell office:value-type="float" office:value="0.072338">
                <text:p>0.072338</text:p>
              </table:table-cell>
              <table:table-cell office:value-type="float" office:value="0.069424">
                <text:p>0.06942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7602">
                <text:p>0.097602</text:p>
              </table:table-cell>
              <table:table-cell office:value-type="float" office:value="0.096593">
                <text:p>0.096593</text:p>
              </table:table-cell>
              <table:table-cell office:value-type="float" office:value="0.097806">
                <text:p>0.0978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16008">
                <text:p>0.116008</text:p>
              </table:table-cell>
              <table:table-cell office:value-type="float" office:value="0.116045">
                <text:p>0.116045</text:p>
              </table:table-cell>
              <table:table-cell office:value-type="float" office:value="0.125119">
                <text:p>0.1251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4479">
                <text:p>0.124479</text:p>
              </table:table-cell>
              <table:table-cell office:value-type="float" office:value="0.127354">
                <text:p>0.127354</text:p>
              </table:table-cell>
              <table:table-cell office:value-type="float" office:value="0.137699">
                <text:p>0.13769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24954">
                <text:p>0.124954</text:p>
              </table:table-cell>
              <table:table-cell office:value-type="float" office:value="0.127099">
                <text:p>0.127099</text:p>
              </table:table-cell>
              <table:table-cell office:value-type="float" office:value="0.136384">
                <text:p>0.13638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15798">
                <text:p>0.115798</text:p>
              </table:table-cell>
              <table:table-cell office:value-type="float" office:value="0.116374">
                <text:p>0.116374</text:p>
              </table:table-cell>
              <table:table-cell office:value-type="float" office:value="0.124488">
                <text:p>0.1244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97592">
                <text:p>0.097592</text:p>
              </table:table-cell>
              <table:table-cell office:value-type="float" office:value="0.096631">
                <text:p>0.096631</text:p>
              </table:table-cell>
              <table:table-cell office:value-type="float" office:value="0.097869">
                <text:p>0.0978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69399">
                <text:p>0.069399</text:p>
              </table:table-cell>
              <table:table-cell office:value-type="float" office:value="0.072286">
                <text:p>0.072286</text:p>
              </table:table-cell>
              <table:table-cell office:value-type="float" office:value="0.069734">
                <text:p>0.0697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6017">
                <text:p>0.046017</text:p>
              </table:table-cell>
              <table:table-cell office:value-type="float" office:value="0.046897">
                <text:p>0.046897</text:p>
              </table:table-cell>
              <table:table-cell office:value-type="float" office:value="0.04243">
                <text:p>0.042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7779">
                <text:p>0.027779</text:p>
              </table:table-cell>
              <table:table-cell office:value-type="float" office:value="0.025831">
                <text:p>0.025831</text:p>
              </table:table-cell>
              <table:table-cell office:value-type="float" office:value="0.018812">
                <text:p>0.0188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1417">
                <text:p>0.01417</text:p>
              </table:table-cell>
              <table:table-cell office:value-type="float" office:value="0.011568">
                <text:p>0.011568</text:p>
              </table:table-cell>
              <table:table-cell office:value-type="float" office:value="0.007573">
                <text:p>0.00757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4697">
                <text:p>0.004697</text:p>
              </table:table-cell>
              <table:table-cell office:value-type="float" office:value="0.003347">
                <text:p>0.003347</text:p>
              </table:table-cell>
              <table:table-cell office:value-type="float" office:value="0.001995">
                <text:p>0.0019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